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objectwithoutfill">
      <style:graphic-properties svg:stroke-width="0.102cm" svg:stroke-color="#ff8000" draw:marker-start-width="0.356cm" draw:marker-end="Arrowheads_20_53" draw:marker-end-width="0.356cm" draw:fill="solid" draw:fill-color="#729fcf" fo:padding-top="0.176cm" fo:padding-bottom="0.176cm" fo:padding-left="0.356cm" fo:padding-right="0.301cm" loext:decorative="false"/>
    </style:style>
    <style:style style:name="gr73" style:family="graphic" style:parent-style-name="objectwithoutfill">
      <style:graphic-properties svg:stroke-width="0.102cm" svg:stroke-color="#158466" draw:marker-start-width="0.356cm" draw:marker-end="Arrowheads_20_53" draw:marker-end-width="0.356cm" draw:fill="solid" draw:fill-color="#158466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6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3.431cm" loext:decorative="false"/>
      <style:paragraph-properties style:writing-mode="lr-tb"/>
    </style:style>
    <style:style style:name="gr7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0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81" style:family="graphic" style:parent-style-name="standard">
      <style:graphic-properties draw:textarea-horizontal-align="justify" draw:textarea-vertical-align="middle" draw:auto-grow-height="false" fo:min-height="0.862cm" fo:min-width="0.39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loext:graphic-properties draw:fill-color="#15846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solid" draw:fill-color="#158466"/>
      <style:paragraph-properties fo:text-align="center"/>
    </style:style>
    <style:style style:name="P25" style:family="paragraph">
      <loext:graphic-properties draw:fill-color="#158466"/>
      <style:paragraph-properties fo:text-align="center" style:writing-mode="lr-tb"/>
    </style:style>
    <style:style style:name="P26" style:family="paragraph">
      <loext:graphic-properties draw:fill-color="#158466"/>
      <style:paragraph-properties fo:text-align="center"/>
    </style:style>
    <style:style style:name="P27" style:family="paragraph">
      <loext:graphic-properties draw:fill="none" draw:fill-color="#ffffff"/>
      <style:text-properties style:font-name="Andale Mono"/>
    </style:style>
    <style:style style:name="P28" style:family="paragraph">
      <loext:graphic-properties draw:fill-color="#ff4000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n Operations</text:span></text:p>
            <text:p text:style-name="P13"><text:span text:style-name="T1">- Traverse</text:span></text:p>
            <text:p text:style-name="P13"><text:span text:style-name="T1"><text:s text:c="2"/></text:span><text:span text:style-name="T1">- Breadth-First Search (BFS)</text:span></text:p>
            <text:p text:style-name="P13"><text:span text:style-name="T1"><text:s text:c="2"/></text:span><text:span text:style-name="T1">- Depth-First Search (DFS)</text:span></text:p>
            <text:p text:style-name="P13"><text:span text:style-name="T1">- Find if a node is reachable</text:span></text:p>
            <text:p text:style-name="P13"><text:span text:style-name="T1">- Find Paths between nodes</text:span></text:p>
            <text:p text:style-name="P13"><text:span text:style-name="T1">- Find cycles</text:span></text:p>
            <text:p text:style-name="P13"><text:span text:style-name="T1">- Topographical Sorting</text:span></text:p>
            <text:p text:style-name="P14"><text:span text:style-name="T1"><text:s text:c="2"/></text:span><text:span text:style-name="T1">- Directed acyclic graphs (DAG)</text:span></text:p>
            <text:p text:style-name="P13"><text:span text:style-name="T1">- Find the shortest path</text:span></text:p>
            <text:p text:style-name="P13"><text:span text:style-name="T1"><text:s text:c="2"/></text:span><text:span text:style-name="T1">- Dijkstra’s Algorith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20" xml:id="id47" draw:id="id47" draw:layer="layout" svg:width="1.588cm" svg:height="1.588cm" draw:transform="skewX (-0.0183259571459405) translate (1.635cm 6.134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xml:id="id48" draw:id="id48" draw:layer="layout" svg:width="1.588cm" svg:height="1.588cm" draw:transform="skewX (-0.0183259571459405) translate (8.15cm 6.135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0" xml:id="id50" draw:id="id50" draw:layer="layout" svg:width="1.588cm" svg:height="1.588cm" draw:transform="skewX (-0.0183259571459405) translate (5.162cm 9.944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xml:id="id49" draw:id="id49" draw:layer="layout" svg:width="1.588cm" svg:height="1.588cm" draw:transform="skewX (-0.0183259571459405) translate (1.635cm 9.944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2" draw:layer="layout" svg:width="8.985cm" svg:height="2.54cm" svg:x="1.222cm" svg:y="1.317cm">
          <draw:text-box>
            <text:p text:style-name="P13"><text:span text:style-name="T3">Find a path between two nodes</text:span></text:p>
            <text:p text:style-name="P13"><text:span text:style-name="T3">- GetPath(source, target): 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72" draw:text-style-name="P23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72" draw:text-style-name="P23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72" draw:text-style-name="P23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72" draw:text-style-name="P23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73" draw:text-style-name="P24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72" draw:text-style-name="P23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4" draw:text-style-name="P25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" draw:layer="layout" svg:x1="15.964cm" svg:y1="4.175cm" svg:x2="19.44cm" svg:y2="4.175cm" svg:d="M15964 4175h3476" svg:viewBox="0 0 3477 1">
          <text:p/>
        </draw:connector>
        <draw:connector draw:style-name="gr76" draw:text-style-name="P26" draw:layer="layout" svg:x1="15.947cm" svg:y1="4.886cm" svg:x2="19.423cm" svg:y2="4.886cm" svg:d="M15947 4886h3476" svg:viewBox="0 0 3477 1">
          <text:p/>
        </draw:connector>
        <draw:frame draw:style-name="gr77" draw:text-style-name="P27" draw:layer="layout" svg:width="3.986cm" svg:height="1.979cm" svg:x="12.12cm" svg:y="3.514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78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" draw:layer="layout" svg:width="8.583cm" svg:height="1.673cm" svg:x="7.428cm" svg:y="15.25cm">
          <draw:text-box>
            <text:p>var path = GetPath(“A”, “H”);</text:p>
            <text:p>Path:<text:tab/></text:p>
          </draw:text-box>
        </draw:frame>
        <draw:custom-shape draw:style-name="gr80" draw:text-style-name="P28" draw:layer="layout" svg:width="0.953cm" svg:height="1.27cm" svg:x="1.952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8" draw:layer="layout" svg:width="0.953cm" svg:height="1.27cm" svg:x="16.24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1" draw:layer="layout" svg:width="1.905cm" svg:height="1.27cm" svg:x="1.417cm" svg:y="4.81cm">
          <text:p text:style-name="P1">1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1" draw:layer="layout" svg:width="1.905cm" svg:height="1.27cm" svg:x="7.985cm" svg:y="4.81cm">
          <text:p text:style-name="P1">2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1" draw:layer="layout" svg:width="1.905cm" svg:height="1.27cm" svg:x="7.985cm" svg:y="4.811cm">
          <text:p text:style-name="P1">2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Linux_X86_64 LibreOffice_project/420$Build-2</meta:generator>
    <dc:date>2024-07-09T19:48:23.227801689</dc:date>
    <meta:editing-duration>PT3H55M1S</meta:editing-duration>
    <meta:editing-cycles>28</meta:editing-cycles>
    <meta:document-statistic meta:object-count="177"/>
  </office:meta>
</office:document-meta>
</file>